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8AF800000F0BED5F8035FC0F2BD4.wmf" manifest:media-type="image/x-w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officeooo:paragraph-rsid="0025518e"/>
    </style:style>
    <style:style style:name="P2" style:family="paragraph" style:parent-style-name="Standard">
      <style:text-properties officeooo:paragraph-rsid="001e723f"/>
    </style:style>
    <style:style style:name="P3" style:family="paragraph" style:parent-style-name="Footer">
      <style:paragraph-properties fo:text-align="end" style:justify-single-word="false"/>
    </style:style>
    <style:style style:name="P4" style:family="paragraph" style:parent-style-name="Standard">
      <style:text-properties fo:font-size="9pt" style:font-size-asian="9pt" style:font-name-complex="Arial1"/>
    </style:style>
    <style:style style:name="P5" style:family="paragraph" style:parent-style-name="Standard">
      <style:text-properties style:font-name="Times New Roman" fo:font-size="11pt" style:font-size-asian="11pt" style:font-size-complex="11pt"/>
    </style:style>
    <style:style style:name="P6" style:family="paragraph" style:parent-style-name="Standard">
      <style:paragraph-properties fo:line-height="115%"/>
      <style:text-properties style:font-name="Times New Roman" fo:font-size="11pt" style:font-size-asian="11pt" style:font-size-complex="11pt"/>
    </style:style>
    <style:style style:name="P7" style:family="paragraph" style:parent-style-name="Standard">
      <style:text-properties style:font-name="Times New Roman" fo:font-size="11pt" fo:font-weight="bold" style:font-size-asian="11pt" style:font-weight-asian="bold" style:font-size-complex="11pt"/>
    </style:style>
    <style:style style:name="P8"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text-properties style:font-name="Times New Roman" style:font-size-complex="14pt"/>
    </style:style>
    <style:style style:name="P11" style:family="paragraph" style:parent-style-name="Standard">
      <style:paragraph-properties fo:line-height="115%"/>
    </style:style>
    <style:style style:name="P12" style:family="paragraph" style:parent-style-name="Standard">
      <style:paragraph-properties fo:text-align="center" style:justify-single-word="false"/>
    </style:style>
    <style:style style:name="P13" style:family="paragraph" style:parent-style-name="Standard">
      <style:text-properties style:language-asian="zh" style:country-asian="CN"/>
    </style:style>
    <style:style style:name="P14" style:family="paragraph" style:parent-style-name="Standard">
      <style:text-properties officeooo:paragraph-rsid="001e723f"/>
    </style:style>
    <style:style style:name="P15" style:family="paragraph" style:parent-style-name="Standard">
      <style:paragraph-properties fo:break-before="page"/>
      <style:text-properties style:font-name="Times New Roman" fo:font-size="11pt" style:font-size-asian="11pt" style:font-size-complex="11pt"/>
    </style:style>
    <style:style style:name="P16" style:family="paragraph" style:parent-style-name="Standard">
      <style:paragraph-properties fo:margin-left="0cm" fo:margin-right="-0.159cm" fo:text-indent="0cm" style:auto-text-indent="false"/>
      <style:text-properties style:font-name="Times New Roman"/>
    </style:style>
    <style:style style:name="P17" style:family="paragraph" style:parent-style-name="Standard">
      <style:paragraph-properties fo:margin-left="0cm" fo:margin-right="-1.27cm" fo:text-align="justify" style:justify-single-word="false" fo:text-indent="1.27cm" style:auto-text-indent="false"/>
      <style:text-properties style:font-name="Times New Roman"/>
    </style:style>
    <style:style style:name="P18"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19" style:family="paragraph" style:parent-style-name="Standard">
      <style:paragraph-properties fo:margin-left="-1.27cm" fo:margin-right="-1.905cm" fo:text-align="justify" style:justify-single-word="false" fo:text-indent="0cm" style:auto-text-indent="false"/>
      <style:text-properties style:font-name="Times New Roman"/>
    </style:style>
    <style:style style:name="P20" style:family="paragraph" style:parent-style-name="Header">
      <style:text-properties fo:font-size="11pt" style:font-size-asian="11pt" style:font-size-complex="11pt"/>
    </style:style>
    <style:style style:name="P21" style:family="paragraph" style:parent-style-name="Standard" style:master-page-name="Standard">
      <style:paragraph-properties fo:margin-left="0cm" fo:margin-right="0cm" fo:text-align="center" style:justify-single-word="false" fo:text-indent="0cm" style:auto-text-indent="false" style:page-number="auto"/>
    </style:style>
    <style:style style:name="P22" style:family="paragraph" style:parent-style-name="Standard">
      <style:paragraph-properties fo:margin-left="0cm" fo:margin-right="0cm" fo:text-align="center" style:justify-single-word="false" fo:text-indent="0cm" style:auto-text-indent="false"/>
      <style:text-properties fo:color="#808080" style:font-name="Lucida Calligraphy" fo:font-size="18pt" fo:font-weight="bold" style:font-size-asian="18pt" style:font-weight-asian="bold" style:font-name-complex="Arial1" style:font-size-complex="18pt"/>
    </style:style>
    <style:style style:name="P23" style:family="paragraph" style:parent-style-name="Standard">
      <style:paragraph-properties fo:margin-left="0cm" fo:margin-right="0cm" fo:text-indent="0cm" style:auto-text-indent="false">
        <style:tab-stops>
          <style:tab-stop style:position="0cm" style:type="center"/>
        </style:tab-stops>
      </style:paragraph-properties>
      <style:text-properties fo:color="#808080" style:font-name="Lucida Calligraphy" fo:font-size="18pt" fo:font-weight="bold" style:font-size-asian="18pt" style:font-weight-asian="bold" style:font-name-complex="Arial1" style:font-size-complex="18pt"/>
    </style:style>
    <style:style style:name="P24" style:family="paragraph" style:parent-style-name="Standard" style:list-style-name="">
      <style:paragraph-properties fo:margin-left="0cm" fo:margin-right="0cm" fo:text-align="center" style:justify-single-word="false" fo:text-indent="0cm" style:auto-text-indent="false"/>
      <style:text-properties fo:font-size="9pt" style:font-size-asian="9pt" style:font-name-complex="Arial1"/>
    </style:style>
    <style:style style:name="P25" style:family="paragraph" style:parent-style-name="Standard">
      <style:text-properties style:font-name="Times New Roman" fo:font-size="11pt" fo:font-weight="bold" style:font-size-asian="11pt" style:font-weight-asian="bold" style:font-size-complex="11pt"/>
    </style:style>
    <style:style style:name="P26" style:family="paragraph" style:parent-style-name="Standard">
      <style:text-properties style:font-name="Times New Roman" fo:font-size="11pt" style:font-size-asian="11pt" style:font-size-complex="11pt"/>
    </style:style>
    <style:style style:name="P27" style:family="paragraph" style:parent-style-name="Standard">
      <style:text-properties style:font-name="Times New Roman" fo:font-size="11pt" officeooo:rsid="001e723f" officeooo:paragraph-rsid="001e723f" style:font-size-asian="11pt" style:font-size-complex="11pt"/>
    </style:style>
    <style:style style:name="P28" style:family="paragraph" style:parent-style-name="Standard">
      <style:text-properties style:font-name="Times New Roman" fo:font-size="11pt" officeooo:paragraph-rsid="001e723f" style:font-size-asian="11pt" style:font-size-complex="11pt"/>
    </style:style>
    <style:style style:name="P29" style:family="paragraph" style:parent-style-name="Standard">
      <style:text-properties style:font-name="Times New Roman" fo:font-size="11pt" officeooo:paragraph-rsid="002470ac" style:font-size-asian="11pt" style:font-size-complex="11pt"/>
    </style:style>
    <style:style style:name="P30" style:family="paragraph" style:parent-style-name="Standard">
      <style:text-properties style:font-name="Times New Roman" fo:font-size="11pt" officeooo:rsid="002470ac" officeooo:paragraph-rsid="002470ac" style:font-size-asian="11pt" style:font-size-complex="11pt"/>
    </style:style>
    <style:style style:name="P31" style:family="paragraph" style:parent-style-name="Standard">
      <style:paragraph-properties fo:line-height="115%"/>
      <style:text-properties style:font-name="Times New Roman" fo:font-size="11pt" fo:language="en" fo:country="CA" style:font-size-asian="11pt" style:font-size-complex="11pt"/>
    </style:style>
    <style:style style:name="P32" style:family="paragraph" style:parent-style-name="Standard">
      <style:paragraph-properties fo:text-align="center" style:justify-single-word="false"/>
      <style:text-properties style:font-name="Times New Roman" fo:font-size="22pt" fo:font-weight="bold" style:font-size-asian="22pt" style:font-weight-asian="bold" style:font-size-complex="22pt"/>
    </style:style>
    <style:style style:name="P33" style:family="paragraph" style:parent-style-name="Standard">
      <style:paragraph-properties fo:text-align="justify" style:justify-single-word="false"/>
      <style:text-properties style:font-name="Times New Roman"/>
    </style:style>
    <style:style style:name="P34" style:family="paragraph" style:parent-style-name="Standard">
      <style:text-properties officeooo:paragraph-rsid="002470ac"/>
    </style:style>
    <style:style style:name="P35" style:family="paragraph" style:parent-style-name="Standard">
      <style:text-properties officeooo:paragraph-rsid="0025518e"/>
    </style:style>
    <style:style style:name="P36" style:family="paragraph" style:parent-style-name="Standard">
      <style:text-properties officeooo:paragraph-rsid="001e723f"/>
    </style:style>
    <style:style style:name="P37" style:family="paragraph" style:parent-style-name="Standard">
      <style:paragraph-properties fo:margin-left="-1.27cm" fo:margin-right="-1.905cm" fo:text-align="justify" style:justify-single-word="false" fo:text-indent="0.635cm" style:auto-text-indent="false"/>
      <style:text-properties style:font-name="Times New Roman"/>
    </style:style>
    <style:style style:name="P38" style:family="paragraph" style:parent-style-name="Standard">
      <style:paragraph-properties fo:margin-left="-1.27cm" fo:margin-right="-1.905cm" fo:text-align="justify" style:justify-single-word="false" fo:text-indent="0.635cm" style:auto-text-indent="false">
        <style:tab-stops>
          <style:tab-stop style:position="1.746cm"/>
        </style:tab-stops>
      </style:paragraph-properties>
      <style:text-properties style:font-name="Times New Roman"/>
    </style:style>
    <style:style style:name="P39" style:family="paragraph" style:parent-style-name="Frame_20_contents">
      <style:paragraph-properties fo:margin-left="0cm" fo:margin-right="0.032cm" fo:text-align="center" style:justify-single-word="false" fo:text-indent="0cm" style:auto-text-indent="false"/>
      <style:text-properties fo:color="#000000" fo:font-size="9pt" style:font-size-asian="9pt" style:font-size-complex="9pt"/>
    </style:style>
    <style:style style:name="P40" style:family="paragraph" style:parent-style-name="Frame_20_contents">
      <style:paragraph-properties fo:margin-left="0cm" fo:margin-right="0.032cm" fo:text-align="center" style:justify-single-word="false" fo:text-indent="0cm" style:auto-text-indent="false"/>
    </style:style>
    <style:style style:name="P41" style:family="paragraph" style:parent-style-name="List_20_Paragraph" style:list-style-name="WWNum1">
      <style:paragraph-properties fo:line-height="115%"/>
      <style:text-properties fo:font-size="11pt" fo:language="en" fo:country="CA" style:font-size-asian="11pt" style:font-size-complex="11pt"/>
    </style:style>
    <style:style style:name="P42" style:family="paragraph">
      <loext:graphic-properties draw:fill="none"/>
      <style:paragraph-properties fo:text-align="start"/>
      <style:text-properties fo:color="#000000" fo:font-size="18pt"/>
    </style:style>
    <style:style style:name="T1" style:family="text">
      <style:text-properties style:font-name="Times New Roman" fo:font-size="11pt" officeooo:rsid="0025518e" style:font-size-asian="11pt" style:font-size-complex="11pt"/>
    </style:style>
    <style:style style:name="T2" style:family="text">
      <style:text-properties style:font-name="Times New Roman" fo:font-size="11pt" style:font-size-asian="11pt" style:font-size-complex="11pt"/>
    </style:style>
    <style:style style:name="T3" style:family="text">
      <style:text-properties style:font-name="Times New Roman" fo:font-size="11pt" officeooo:rsid="001e723f" style:font-size-asian="11pt" style:font-size-complex="11pt"/>
    </style:style>
    <style:style style:name="T4" style:family="text">
      <style:text-properties style:font-name="Times New Roman"/>
    </style:style>
    <style:style style:name="T5" style:family="text">
      <style:text-properties style:font-name="Times New Roman" fo:font-size="11pt" style:font-size-asian="11pt" style:font-size-complex="11pt"/>
    </style:style>
    <style:style style:name="T6" style:family="text">
      <style:text-properties style:font-name="Times New Roman" fo:font-size="11pt" officeooo:rsid="001e723f" style:font-size-asian="11pt" style:font-size-complex="11pt"/>
    </style:style>
    <style:style style:name="T7" style:family="text">
      <style:text-properties style:font-name="Times New Roman" fo:font-size="11pt" officeooo:rsid="002470ac" style:font-size-asian="11pt" style:font-size-complex="11pt"/>
    </style:style>
    <style:style style:name="T8" style:family="text">
      <style:text-properties style:font-name="Times New Roman" fo:font-size="11pt" officeooo:rsid="0025518e" style:font-size-asian="11pt" style:font-size-complex="11pt"/>
    </style:style>
    <style:style style:name="T9" style:family="text">
      <style:text-properties style:font-name="Times New Roman" fo:font-size="11pt" fo:font-weight="bold" style:font-size-asian="11pt" style:font-weight-asian="bold" style:font-size-complex="11pt"/>
    </style:style>
    <style:style style:name="T10" style:family="text">
      <style:text-properties style:font-name="Times New Roman" fo:font-size="11pt" fo:language="en" fo:country="CA" style:font-size-asian="11pt" style:font-size-complex="11pt"/>
    </style:style>
    <style:style style:name="T11" style:family="text">
      <style:text-properties style:font-name="Times New Roman" fo:font-weight="bold" style:font-weight-asian="bold"/>
    </style:style>
    <style:style style:name="T12" style:family="text">
      <style:text-properties fo:color="#000000" fo:font-size="9pt" style:font-size-asian="9pt" style:font-size-complex="9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22cm, 0cm)" draw:luminance="0%" draw:contrast="0%" draw:red="0%" draw:green="0%" draw:blue="0%" draw:gamma="100%" draw:color-inversion="false" draw:image-opacity="100%" draw:color-mode="standard"/>
    </style:style>
    <style:style style:name="gr1"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ge-content" draw:wrap-influence-on-position="once-concurrent" style:flow-with-text="false" loext:rel-height-rel="paragraph"/>
    </style:style>
    <style:style style:name="gr2" style:family="graphic" style:parent-style-name="Graphics">
      <style:graphic-properties draw:stroke="none" svg:stroke-width="0cm" draw:fill="none" draw:textarea-vertical-align="top" draw:auto-grow-height="true" fo:min-height="0cm" fo:min-width="0cm" fo:padding-top="0.127cm" fo:padding-bottom="0.127cm" fo:padding-left="0.254cm" fo:padding-right="0.254cm" fo:wrap-option="wrap" fo:margin-left="0.318cm" fo:margin-right="0.318cm" fo:margin-top="0cm" fo:margin-bottom="0.021cm" style:run-through="foreground" style:wrap="run-through" style:number-wrapped-paragraphs="no-limit" style:vertical-pos="from-top" style:vertical-rel="paragraph" style:horizontal-pos="from-left" style:horizontal-rel="paragraph" draw:wrap-influence-on-position="once-concurrent" style:flow-with-text="false" loext:rel-height-rel="paragraph"/>
    </style:style>
  </office:automatic-styles>
  <office:body>
    <office:text text:use-soft-page-breaks="true">
      <office:forms form:automatic-focus="false" form:apply-design-mode="false"/>
      <text:tracked-changes>
        <text:changed-region xml:id="ct84902736" text:id="ct84902736">
          <text:insertion>
            <office:change-info>
              <dc:creator>Tarek Loubani</dc:creator>
              <dc:date>2016-06-08T12:31:00</dc:date>
            </office:change-info>
          </text:insertion>
        </text:changed-region>
        <text:changed-region xml:id="ct79235728" text:id="ct79235728">
          <text:insertion>
            <office:change-info>
              <dc:creator>Tarek Loubani</dc:creator>
              <dc:date>2016-06-08T12:43:00</dc:date>
            </office:change-info>
          </text:insertion>
        </text:changed-region>
        <text:changed-region xml:id="ct95426752" text:id="ct95426752">
          <text:insertion>
            <office:change-info>
              <dc:creator>Tarek Loubani</dc:creator>
              <dc:date>2016-06-08T12:41:00</dc:date>
            </office:change-info>
          </text:insertion>
        </text:changed-region>
        <text:changed-region xml:id="ct70324320" text:id="ct70324320">
          <text:insertion>
            <office:change-info>
              <dc:creator>Tarek Loubani</dc:creator>
              <dc:date>2016-06-08T12:41:00</dc:date>
            </office:change-info>
          </text:insertion>
        </text:changed-region>
        <text:changed-region xml:id="ct106796320" text:id="ct106796320">
          <text:insertion>
            <office:change-info>
              <dc:creator>Tarek Loubani</dc:creator>
              <dc:date>2016-06-08T12:52:00</dc:date>
            </office:change-info>
          </text:insertion>
        </text:changed-region>
        <text:changed-region xml:id="ct80733520" text:id="ct80733520">
          <text:deletion>
            <office:change-info>
              <dc:creator>Tarek Loubani</dc:creator>
              <dc:date>2016-06-08T12:52:00</dc:date>
            </office:change-info>
            <text:p text:style-name="P1"><text:span text:style-name="T1">T</text:span></text:p>
          </text:deletion>
        </text:changed-region>
        <text:changed-region xml:id="ct85810432" text:id="ct85810432">
          <text:insertion>
            <office:change-info>
              <dc:creator>Tarek Loubani</dc:creator>
              <dc:date>2016-06-08T12:49:00</dc:date>
            </office:change-info>
          </text:insertion>
        </text:changed-region>
        <text:changed-region xml:id="ct79724096" text:id="ct79724096">
          <text:insertion>
            <office:change-info>
              <dc:creator>Tarek Loubani</dc:creator>
              <dc:date>2016-06-08T12:52:00</dc:date>
            </office:change-info>
          </text:insertion>
        </text:changed-region>
        <text:changed-region xml:id="ct88155472" text:id="ct88155472">
          <text:insertion>
            <office:change-info>
              <dc:creator>Tarek Loubani</dc:creator>
              <dc:date>2016-06-08T12:52:00</dc:date>
            </office:change-info>
          </text:insertion>
        </text:changed-region>
        <text:changed-region xml:id="ct80141712" text:id="ct80141712">
          <text:deletion>
            <office:change-info>
              <dc:creator>Tarek Loubani</dc:creator>
              <dc:date>2016-06-08T12:53:00</dc:date>
            </office:change-info>
            <text:p text:style-name="P1"><text:span text:style-name="T1">or earlier if you experience</text:span></text:p>
          </text:deletion>
        </text:changed-region>
        <text:changed-region xml:id="ct76712032" text:id="ct76712032">
          <text:deletion>
            <office:change-info>
              <dc:creator>Tarek Loubani</dc:creator>
              <dc:date>2016-06-08T12:50:00</dc:date>
            </office:change-info>
            <text:p text:style-name="P1"><text:span text:style-name="T1">s</text:span></text:p>
          </text:deletion>
        </text:changed-region>
        <text:changed-region xml:id="ct77231280" text:id="ct77231280">
          <text:deletion>
            <office:change-info>
              <dc:creator>Tarek Loubani</dc:creator>
              <dc:date>2016-06-08T12:53:00</dc:date>
            </office:change-info>
            <text:p text:style-name="P1"><text:span text:style-name="T1"><text:s/>unstable vitals or become symptomatic </text:span></text:p>
          </text:deletion>
        </text:changed-region>
        <text:changed-region xml:id="ct88150224" text:id="ct88150224">
          <text:insertion>
            <office:change-info>
              <dc:creator>Tarek Loubani</dc:creator>
              <dc:date>2016-06-08T12:53:00</dc:date>
            </office:change-info>
          </text:insertion>
        </text:changed-region>
        <text:changed-region xml:id="ct70449216" text:id="ct70449216">
          <text:deletion>
            <office:change-info>
              <dc:creator>Tarek Loubani</dc:creator>
              <dc:date>2016-06-08T12:53:00</dc:date>
            </office:change-info>
            <text:p text:style-name="P1"><text:span text:style-name="T2"><text:s/>or</text:span></text:p>
          </text:deletion>
        </text:changed-region>
        <text:changed-region xml:id="ct76808848" text:id="ct76808848">
          <text:insertion>
            <office:change-info>
              <dc:creator>Tarek Loubani</dc:creator>
              <dc:date>2016-06-08T12:53:00</dc:date>
            </office:change-info>
          </text:insertion>
        </text:changed-region>
        <text:changed-region xml:id="ct86529728" text:id="ct86529728">
          <text:insertion>
            <office:change-info>
              <dc:creator>Tarek Loubani</dc:creator>
              <dc:date>2016-06-08T12:53:00</dc:date>
            </office:change-info>
          </text:insertion>
        </text:changed-region>
        <text:changed-region xml:id="ct59961216" text:id="ct59961216">
          <text:insertion>
            <office:change-info>
              <dc:creator>Tarek Loubani</dc:creator>
              <dc:date>2016-06-08T12:45:00</dc:date>
            </office:change-info>
          </text:insertion>
        </text:changed-region>
        <text:changed-region xml:id="ct63259888" text:id="ct63259888">
          <text:insertion>
            <office:change-info>
              <dc:creator>Tarek Loubani</dc:creator>
              <dc:date>2016-06-08T12:46:00</dc:date>
            </office:change-info>
          </text:insertion>
        </text:changed-region>
        <text:changed-region xml:id="ct75514720" text:id="ct75514720">
          <text:insertion>
            <office:change-info>
              <dc:creator>Tarek Loubani</dc:creator>
              <dc:date>2016-06-08T12:46:00</dc:date>
            </office:change-info>
          </text:insertion>
        </text:changed-region>
        <text:changed-region xml:id="ct63216496" text:id="ct63216496">
          <text:insertion>
            <office:change-info>
              <dc:creator>Tarek Loubani</dc:creator>
              <dc:date>2016-06-08T12:47:00</dc:date>
            </office:change-info>
          </text:insertion>
        </text:changed-region>
        <text:changed-region xml:id="ct78339984" text:id="ct78339984">
          <text:insertion>
            <office:change-info>
              <dc:creator>Tarek Loubani</dc:creator>
              <dc:date>2016-06-08T12:48:00</dc:date>
            </office:change-info>
          </text:insertion>
        </text:changed-region>
        <text:changed-region xml:id="ct62404992" text:id="ct62404992">
          <text:insertion>
            <office:change-info>
              <dc:creator>Tarek Loubani</dc:creator>
              <dc:date>2016-06-08T12:48:00</dc:date>
            </office:change-info>
          </text:insertion>
        </text:changed-region>
        <text:changed-region xml:id="ct57001024" text:id="ct57001024">
          <text:deletion>
            <office:change-info>
              <dc:creator>Tarek Loubani</dc:creator>
              <dc:date>2016-06-08T12:48:00</dc:date>
            </office:change-info>
            <text:p text:style-name="P2"><text:span text:style-name="T3">&lt;1</text:span></text:p>
          </text:deletion>
        </text:changed-region>
        <text:changed-region xml:id="ct85589472" text:id="ct85589472">
          <text:insertion>
            <office:change-info>
              <dc:creator>Tarek Loubani</dc:creator>
              <dc:date>2016-06-08T12: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Picture 1" text:anchor-type="as-char" svg:width="16.544cm" svg:height="1.236cm" draw:z-index="0"><draw:image xlink:href="Pictures/2000000900008AF800000F0BED5F8035FC0F2BD4.wmf" xlink:type="simple" xlink:show="embed" xlink:actuate="onLoad"/></draw:frame><text:bookmark text:name="__UnoMark__2909_1756889880"/></text:p>
      <text:p text:style-name="P22"><draw:custom-shape text:anchor-type="paragraph" style:rel-height="20%" draw:z-index="3" draw:name="Text Box 2" draw:style-name="gr2" draw:text-style-name="P42" svg:width="10.254cm" svg:height="0.985cm" svg:x="2.455cm" svg:y="0.931cm"><text:p text:style-name="P39">800 Commissioners Rd East • London, Ontario • N6A 5W9 • Canada</text:p><text:p text:style-name="P40"><text:span text:style-name="T12">Telephone: (519) 685-8500 ext 76089 • Fax: (519) 667-67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vision of Emergency Medicine</text:p>
      <text:p text:style-name="P23"><text:tab/><text:tab/></text:p>
      <text:h text:style-name="P24" text:outline-level="1"/>
      <text:p text:style-name="P4"/>
      <text:p text:style-name="P5"/>
      <text:p text:style-name="Standard"><text:span text:style-name="T9">Title of Project</text:span><text:span text:style-name="T2">: Calibration and Validation of Low-Cost 3D Printed Pulse Oximeter</text:span></text:p>
      <text:p text:style-name="P5"/>
      <text:p text:style-name="Standard"><text:span text:style-name="T9">Principal Investigator</text:span><text:span text:style-name="T2">: Dr.</text:span> <text:span text:style-name="T2">Tarek Loubani, MD, CCFP (EM)</text:span></text:p>
      <text:p text:style-name="P5"/>
      <text:p text:style-name="Standard"><text:span text:style-name="T9">Co-Investigators</text:span><text:span text:style-name="T2">: Dr. Melanie Columbus, PhD, Mrs. Kristine Van Aarsen, MSc</text:span></text:p>
      <text:p text:style-name="P5"/>
      <text:p text:style-name="P7">Background &amp; Purpose</text:p>
      <text:p text:style-name="P7"><text:tab/></text:p>
      <text:p text:style-name="P5">You are invited to participate in a research study to validate a low-cost 3D printed pulse oximeter. A pulse oximeter is a sensor device placed on the finger to measure oxygen levels in the blood. All healthy, non-smoking adults over the age of 18 are eligible to participate in this study. This letter contains information to help you decide whether or not to participate in this research study. It is important for you to understand why the study is being conducted and what it will involve. Please take the time to review it carefully and feel free to ask questions if anything is unclear or there are words/phrases that you do not understand.</text:p>
      <text:p text:style-name="P5"/>
      <text:p text:style-name="P29">The purpose of this study is to calibrate and validate a low-cost 3D printed pulse oximeter that measures oxygen levels in the blood. <text:change-start text:change-id="ct84902736"/></text:p>
      <text:p text:style-name="P29"/>
      <text:p text:style-name="P30">Calibration is the process by which data is collected from a pulse oximeter and another method (blood sampling from your artery) so that the raw data from the pulse oximeter can be translated into clinically usable values (percent of oxygen in a patient).</text:p>
      <text:p text:style-name="P30"/>
      <text:p text:style-name="P30">Validation is the process by which the calibration process is checked to ensure that the end-result (the oxygen values) are accurate when compared to a gold standard device.</text:p>
      <text:p text:style-name="P29"/>
      <text:p text:style-name="P29"><text:change-end text:change-id="ct84902736"/>Measurements from the experimental pulse oximeter will be compared to a gold standard – the pulse oximeter currently used in the emergency department at London Health Sciences Centre (LHSC). The experimental pulse oximeter can be manufactured at a fraction of the cost of currently employed devices and may be a cost-effective alternative for hospitals and clinics in both the developed and developing worlds.</text:p>
      <text:p text:style-name="P5"/>
      <text:p text:style-name="P34"><text:span text:style-name="T2">You are being asked to help calibrate a new low-cost 3D printed pulse oximeter. </text:span><text:change-start text:change-id="ct79235728"/><text:span text:style-name="T1">This means that the data taken from you will be used to calculate equations that will translate the pulse oximeter's raw data into clinically useful values. </text:span><text:change-end text:change-id="ct79235728"/><text:span text:style-name="T2">Your participation in the study involves completion of the study protocol. All study procedures will be conducted in the emergency department at Victoria Hospital and University Hospital at LHSC by an experienced emergency physician (EP). 50 participants will be recruited in order to calibrate the 3D printed pulse oximeter. </text:span><text:change-start text:change-id="ct95426752"/></text:p>
      <text:p text:style-name="P34"><text:span text:style-name="T2"/></text:p>
      <text:p text:style-name="P1"><text:change-end text:change-id="ct95426752"/><text:span text:style-name="T2">You will have an arterial catheter </text:span><text:span text:style-name="T3">(a plastic tube that looks and behaves like an IV tip) </text:span><text:span text:style-name="T2">inserted into </text:span><text:change-start text:change-id="ct70324320"/><text:span text:style-name="T7">the radial artery of </text:span><text:change-end text:change-id="ct70324320"/><text:span text:style-name="T2">your wrist by the EP for accurate blood oxygen level measurements. </text:span><text:span text:style-name="T3">This procedure is just like putting in an intravenous line, but into one of your arteries. Risks include pain at the wrist or temporary problems with blood </text:span><text:soft-page-break/><text:span text:style-name="T3">supply to the hand. </text:span><text:span text:style-name="T2">Two blood samples will be taken at the beginning of the study. The experimental, 3D printed pulse oximeter will then be placed on your finger in addition to a pulse oximeter currently used at the hospital on a different finger on the same hand. Readings from both of these devices will be compared under different oxygen conditions. You will then be fitted with a breathing mask which will deliver a mix of nitrogen and oxygen at progressively different ratios under careful monitoring by the EP. Blood oxygen levels will be measured until a pulse oxygen saturation of 70% is achieved. </text:span><text:change-start text:change-id="ct106796320"/><text:span text:style-name="T1">Approximately t</text:span><text:change-end text:change-id="ct106796320"/><text:change text:change-id="ct80733520"/><text:span text:style-name="T2">wo </text:span><text:span text:style-name="T3">milliliters</text:span><text:span text:style-name="T2"> of blood </text:span><text:change-start text:change-id="ct85810432"/><text:span text:style-name="T1">(half a teaspoon)</text:span><text:change-end text:change-id="ct85810432"/><text:change-start text:change-id="ct79724096"/><text:span text:style-name="T1"> </text:span><text:change-end text:change-id="ct79724096"/><text:span text:style-name="T2">will be drawn for every 5% drop in blood oxygen saturation from 100% to 70% </text:span><text:change-start text:change-id="ct88155472"/><text:span text:style-name="T1">up to a maximum of 20milliliters (4 teaspoons). </text:span><text:change-end text:change-id="ct88155472"/><text:change text:change-id="ct80141712"/><text:change text:change-id="ct76712032"/><text:change text:change-id="ct77231280"/><text:span text:style-name="T2">If</text:span><text:bookmark text:name="_GoBack"/><text:span text:style-name="T2"> you experience chest pain, low blood pressure</text:span><text:change-start text:change-id="ct88150224"/><text:span text:style-name="T2">,</text:span><text:change-end text:change-id="ct88150224"/><text:change text:change-id="ct70449216"/><text:span text:style-name="T2"> fast heart rate, </text:span><text:change-start text:change-id="ct76808848"/><text:span text:style-name="T2">unstable vitals or become symptomatic, </text:span><text:change-end text:change-id="ct76808848"/><text:span text:style-name="T2">we will discontinue the experiment and restore normal oxygen saturation levels</text:span><text:change-start text:change-id="ct86529728"/><text:span text:style-name="T2"> </text:span><text:span text:style-name="T1">immediately</text:span><text:change-end text:change-id="ct86529728"/><text:span text:style-name="T2">. The EP will be monitoring you closely, </text:span><text:span text:style-name="T3">and you will be placed on monitors that follow your heartrate through stickers on your chest and your blood pressure using a blood pressure cuff</text:span><text:span text:style-name="T2">. Once the endpoint has been reached, normal oxygen levels will be restored. Arterial blood samples will be drawn and oxygen saturation will be measured throughout. This study takes approximately 60 minutes to complete.</text:span><text:change-start text:change-id="ct59961216"/><text:span text:style-name="T2"> </text:span><text:span text:style-name="T1">This phase of the study will require appro</text:span><text:change-end text:change-id="ct59961216"/><text:change-start text:change-id="ct63259888"/><text:span text:style-name="T1">ximately 50 volunteers.</text:span><text:change-end text:change-id="ct63259888"/></text:p>
      <text:p text:style-name="P5"/>
      <text:p text:style-name="Standard"><text:span text:style-name="T2">This study is part of an unfunded research project being under taken by Dr. Tarek Loubani of Western University. Should you require any further information, please feel free to contact: Dr.</text:span> <text:span text:style-name="T2">Tarek Loubani (tlouban@uwo.ca), Carrie Wakem (carrie.wakem@lhsc.on.ca) or Melanie Columbus (melanie.columbus@lhsc.on.ca) at 519-685-8500 ext 55014.</text:span></text:p>
      <text:p text:style-name="P5"/>
      <text:p text:style-name="P5"/>
      <text:p text:style-name="P7">Risks &amp; Benefits</text:p>
      <text:p text:style-name="P7"/>
      <text:p text:style-name="P2"><text:span text:style-name="T2">Risks associated with this study include </text:span><text:span text:style-name="T3">pain and </text:span><text:span text:style-name="T2">discomfort during the catheter insertion process. You may also experience low blood pressure, increased heart rate, chest pain, become symptomatic, or reach a pulse saturation of 70%. </text:span><text:span text:style-name="T3">Risks of catheterization include temporary occlusion of bloodflow from that artery (there is another artery that supplies the same area)</text:span><text:change-start text:change-id="ct75514720"/><text:span text:style-name="T3"> </text:span><text:span text:style-name="T1">(19.7%)</text:span><text:change-end text:change-id="ct75514720"/><text:span text:style-name="T3">; bruising; bleeding</text:span><text:change-start text:change-id="ct63216496"/><text:span text:style-name="T3"> </text:span><text:span text:style-name="T1">(0.53%)</text:span><text:change-end text:change-id="ct63216496"/><text:span text:style-name="T3">; and, rarely, </text:span><text:change-start text:change-id="ct78339984"/><text:span text:style-name="T1">minor </text:span><text:change-end text:change-id="ct78339984"/><text:span text:style-name="T3">infection (</text:span><text:change-start text:change-id="ct62404992"/><text:span text:style-name="T1">0.72</text:span><text:change-end text:change-id="ct62404992"/><text:change text:change-id="ct57001024"/><text:span text:style-name="T3">%)</text:span><text:change-start text:change-id="ct85589472"/><text:span text:style-name="T3"> </text:span><text:span text:style-name="T1">or major infection (0.13%)</text:span><text:change-end text:change-id="ct85589472"/><text:span text:style-name="T3">. You will be assessed for any of these complications by the EP and treated accordingly in the emergency department if there are any injuries related to this study.</text:span></text:p>
      <text:p text:style-name="P27"/>
      <text:p text:style-name="P28">You may not benefit personally from the study. Participation in this study will not impact your clinical course, academic status or employment. Results of this study may benefit society by validating a low-priced pulse oximeter whose design is freely available which may impact emergency rooms in both the developed and developing worlds. You will not be compensated for your participation in this study.</text:p>
      <text:p text:style-name="P5"/>
      <text:p text:style-name="Standard"><text:span text:style-name="T2">Participation in this study is voluntary. You may refuse to participate or withdraw at any point in the study without impact on your clinical course, employment or academic status. </text:span><text:span text:style-name="T3">If you withdraw, any data collected may also be withdrawn at your request.</text:span></text:p>
      <text:p text:style-name="P5"/>
      <text:p text:style-name="P7">Confidentiality </text:p>
      <text:p text:style-name="P7"/>
      <text:p text:style-name="P11"><text:span text:style-name="T2">Your results will be stored in a locked cabinet in a secure office, will be viewed only by members of the research team, and will be destroyed at the completion of this study. If the results of this study are published, your name will not be used and no information that discloses your identity will be released or published. You do not waive any legal rights by participating in this study. </text:span><text:span text:style-name="T10">Data will be retained for a period of 15 years after publication in a secure place, after which time it will be disposed of in a secure manner (e.g. shredded or electronically deleted). <text:s/></text:span></text:p>
      <text:p text:style-name="P6"/>
      <text:p text:style-name="P31">Qualified representatives of the following organizations may look at the study records at the site where these records are held, for quality assurance (to check that the information collected for the study is correct and follows proper laws and guidelines).</text:p>
      <text:p text:style-name="P31">Examples include:</text:p>
      <text:list xml:id="list8698938403573942556" text:style-name="WWNum1">
        <text:list-item>
          <text:p text:style-name="P41"><text:soft-page-break/>Representatives of Lawson Quality Assurance Education Program</text:p>
        </text:list-item>
        <text:list-item>
          <text:p text:style-name="P41">Representatives of the University of Western Ontario Health Sciences Research Ethics <text:s text:c="2"/>Board that oversees the ethical conduct of this study</text:p>
        </text:list-item>
      </text:list>
      <text:p text:style-name="P5"/>
      <text:p text:style-name="P5">If you have any questions about your rights as a research participant or the conduct of the study you may contact Dr. David Hill, Scientific Director, Lawson Health Research Institute, (519) 667-6649 </text:p>
      <text:p text:style-name="P5"/>
      <text:p text:style-name="Standard"><text:span text:style-name="T2">Should you require any further information, please feel free to contact: Dr.</text:span> <text:span text:style-name="T2">Tarek Loubani (tlouban@uwo.ca), Carrie Wakem (carrie.wakem@lhsc.on.ca) or Melanie Columbus (melanie.columbus@lhsc.on.ca) at 519-685-8500 ext 55014.</text:span></text:p>
      <text:p text:style-name="P5"/>
      <text:p text:style-name="P5"/>
      <text:p text:style-name="P5">Thank you,</text:p>
      <text:p text:style-name="P5"/>
      <text:p text:style-name="Standard"><text:span text:style-name="T2">Dr.</text:span> <text:span text:style-name="T2">Tarek Loubani, MD, CCFP (EM) </text:span></text:p>
      <text:p text:style-name="P5">Assistant Professor</text:p>
      <text:p text:style-name="P5">Schulich School of Medicine and Dentistry</text:p>
      <text:p text:style-name="P5">Western University</text:p>
      <text:p text:style-name="P15"><text:bookmark text:name="OLE_LINK1"/><text:bookmark text:name="OLE_LINK2"/></text:p>
      <text:p text:style-name="P5"/>
      <text:p text:style-name="P5"/>
      <text:p text:style-name="P12"><draw:frame draw:style-name="fr1" draw:name="Picture 3" text:anchor-type="as-char" svg:width="16.51cm" svg:height="1.235cm" draw:z-index="2"><draw:image xlink:href="Pictures/2000000900008AF800000F0BED5F8035FC0F2BD4.wmf" xlink:type="simple" xlink:show="embed" xlink:actuate="onLoad"/></draw:frame></text:p>
      <text:p text:style-name="P22"><text:bookmark text:name="__UnoMark__3403_1756889880"/>Division of Emergency Medicine</text:p>
      <text:p text:style-name="P8"><draw:custom-shape text:anchor-type="paragraph" style:rel-height="20%" draw:z-index="1" draw:name="Text Box 5" draw:style-name="gr1" draw:text-style-name="P42" svg:width="10.254cm" svg:height="0.985cm" svg:x="3.463cm" svg:y="0.25cm"><text:p text:style-name="P39">800 Commissioners Rd East • London, Ontario • N6A 5W9 • Canada</text:p><text:p text:style-name="P40"><text:span text:style-name="T12">Telephone: (519) 685-8500 ext 76089 • Fax: (519) 667-6769</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Consent to Participate</text:p>
      <text:p text:style-name="P8"/>
      <text:p text:style-name="P13"/>
      <text:p text:style-name="Standard"><text:span text:style-name="T11">Title of Project</text:span><text:span text:style-name="T4">: </text:span><text:span text:style-name="T2">Calibration and Validation of Low-Cost 3D Printed Pulse Oximeter</text:span></text:p>
      <text:p text:style-name="P9"/>
      <text:p text:style-name="Standard"><text:span text:style-name="T11">Principal Investigator</text:span><text:span text:style-name="T4">: </text:span><text:span text:style-name="T2">Dr.</text:span> <text:span text:style-name="T2">Tarek Loubani, MD, CCFP (EM)</text:span></text:p>
      <text:p text:style-name="P10"/>
      <text:p text:style-name="Standard"><text:span text:style-name="T11">Co-investigator</text:span><text:span text:style-name="T4">: </text:span><text:span text:style-name="T2">Dr. Melanie Columbus, PhD, Mrs. Kristine Van Aarsen, MSc</text:span></text:p>
      <text:p text:style-name="P16"/>
      <text:p text:style-name="P17"/>
      <text:p text:style-name="P9">I have read the Letter of Information, have had the nature of the study explained to me and I agree to participate. All questions have been answered to my satisfaction. <text:s text:c="37"/></text:p>
      <text:p text:style-name="P9"/>
      <text:p text:style-name="P9"/>
      <text:p text:style-name="P9"/>
      <text:p text:style-name="P9"/>
      <text:p text:style-name="P18">___________________<text:tab/><text:tab/> <text:s text:c="4"/>________________________<text:tab/><text:tab/>____________</text:p>
      <text:p text:style-name="P18">Participant Signature<text:tab/> <text:s text:c="17"/>Participant Name (Printed)<text:tab/> <text:s text:c="11"/>Date</text:p>
      <text:p text:style-name="P18"/>
      <text:p text:style-name="P18"/>
      <text:p text:style-name="P19"/>
      <text:p text:style-name="P19"/>
      <text:p text:style-name="P19"/>
      <text:p text:style-name="P38"><text:tab/></text:p>
      <text:p text:style-name="P18">___________________<text:tab/><text:tab/> <text:s text:c="4"/>________________________<text:tab/><text:tab/>___________</text:p>
      <text:p text:style-name="P18">Signature of Person<text:tab/><text:tab/> <text:s text:c="6"/>Person Obtaining Informed <text:tab/><text:tab/>Date</text:p>
      <text:p text:style-name="P18">Obtaining Informed Consent<text:tab/> <text:s text:c="6"/>Consent (Print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ucida Calligraphy" svg:font-family="'Lucida Calligraphy'"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Calibri1" style:font-size-asian="10pt" style:language-asian="en" style:country-asian="US" style:font-name-complex="Tahoma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2pt" fo:language="en" fo:country="US" style:letter-kerning="true" style:font-name-asian="Calibri1"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1.27cm" fo:line-height="100%" fo:text-align="start" style:justify-single-word="false" fo:orphans="2" fo:widows="2" fo:text-indent="0cm" style:auto-text-indent="false"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name-complex="FreeSans" style:font-family-complex="FreeSans" style:font-family-generic-complex="system" style:font-pitch-complex="variable" style:font-style-complex="italic"/>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yle1" style:family="paragraph" style:parent-style-name="Standard" style:default-outline-level="">
      <style:paragraph-properties fo:margin-left="0cm" fo:margin-right="0cm" fo:margin-top="0cm" fo:margin-bottom="0.353cm" loext:contextual-spacing="false" fo:line-height="115%" fo:text-indent="0cm" style:auto-text-indent="false"/>
      <style:text-properties style:font-name="Calibri" fo:font-family="Calibri" style:font-family-generic="roman" style:font-pitch="variable" fo:font-size="11pt" fo:language="en" fo:country="CA" style:font-name-asian="Calibri1" style:font-family-asian="Calibri" style:font-family-generic-asian="system" style:font-pitch-asian="variable" style:font-size-asian="11pt" style:font-size-complex="11pt"/>
    </style:style>
    <style:style style:name="No_20_Spacing" style:display-name="No Spacing" style:family="paragraph" style:default-outline-level="">
      <style:paragraph-properties fo:line-height="100%" fo:text-align="start" style:justify-single-word="false" fo:orphans="2" fo:widows="2" style:writing-mode="lr-tb"/>
      <style:text-properties fo:font-size="12pt" fo:language="en" fo:country="CA" style:font-size-asian="12pt"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Times New Roman" fo:font-family="'Times New Roman'" style:font-family-generic="roman" style:font-pitch="variabl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line-height="100%" fo:text-align="start" style:justify-single-word="false" fo:orphans="2" fo:widows="2" style:writing-mode="lr-tb"/>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Style1_20_Char" style:display-name="Style1 Char" style:family="text" style:parent-style-name="Default_20_Paragraph_20_Font">
      <style:text-properties style:font-name="Calibri" fo:font-family="Calibri" style:font-family-generic="roman" style:font-pitch="variable" fo:language="en" fo:country="CA"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er_20_Char" style:display-name="Head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1pt"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1pt" style:font-size-asian="11pt" style:font-size-complex="11pt"/>
    </style:style>
    <style:style style:name="MP2" style:family="paragraph" style:parent-style-name="Footer">
      <style:paragraph-properties fo:text-align="end" style:justify-single-word="false"/>
    </style:style>
    <style:style style:name="MT1" style:family="text">
      <style:text-properties style:font-name="Times New Roman" fo:font-size="11pt" style:font-size-asian="11pt" style:font-size-complex="11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8" style:layout-grid-base-height="0.369cm" style:layout-grid-ruby-height="0.26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35cm" fo:margin-left="0cm" fo:margin-right="0cm" fo:margin-bottom="0.534cm" style:dynamic-spacing="true"/>
      </style:header-style>
      <style:footer-style>
        <style:header-footer-properties fo:min-height="0.476cm" fo:margin-left="0cm" fo:margin-right="0cm" fo:margin-top="0.376cm" style:dynamic-spacing="true"/>
      </style:footer-style>
    </style:page-layout>
  </office:automatic-styles>
  <office:master-styles>
    <style:master-page style:name="Standard" style:page-layout-name="Mpm1">
      <style:header>
        <text:p text:style-name="MP1"><text:tab/><text:tab/>Version Date: April 06, 2016</text:p>
        <text:p text:style-name="Header"/>
      </style:header>
      <style:footer>
        <text:p text:style-name="MP2"><text:span text:style-name="MT1">Page </text:span><text:span text:style-name="MT1"><text:page-number text:select-page="current">4</text:page-number></text:span><text:span text:style-name="MT1"> of </text:span><text:span text:style-name="MT1"><text:page-count>4</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elley McLeodS</meta:initial-creator>
    <meta:editing-cycles>22</meta:editing-cycles>
    <meta:creation-date>2016-04-06T14:05:00</meta:creation-date>
    <dc:date>2016-06-08T12:54:09.436728099</dc:date>
    <dc:language>en-CA</dc:language>
    <meta:editing-duration>PT1H39M</meta:editing-duration>
    <meta:generator>LibreOffice/5.1.3.2$Linux_X86_64 LibreOffice_project/10m0$Build-2</meta:generator>
    <dc:creator>Tarek Loubani</dc:creator>
    <meta:document-statistic meta:table-count="0" meta:image-count="2" meta:object-count="0" meta:page-count="4" meta:paragraph-count="52" meta:word-count="1337" meta:character-count="8580" meta:non-whitespace-character-count="7177"/>
    <meta:user-defined meta:name="AppVersion">14.0000</meta:user-defined>
    <meta:user-defined meta:name="Company">London hospital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